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font-style="italic" style:font-style-asian="italic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9" style:family="paragraph" style:parent-style-name="Heading_20_2">
      <style:paragraph-properties fo:margin-top="0.25in" fo:margin-bottom="0.0835in" loext:contextual-spacing="false" fo:line-height="100%" fo:orphans="0" fo:widows="0"/>
    </style:style>
    <style:style style:name="P10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3zyc4wq8jtt4"/>Documentação de Casos de uso Compra e venda Online de Livros Usados</text:p>
      <text:p text:style-name="P1"/>
      <text:p text:style-name="P1"><text:span text:style-name="T1">Atores identificados:</text:span> </text:p>
      <text:list xml:id="list7779824903471129959" text:style-name="WWNum3">
        <text:list-item>
          <text:p text:style-name="P6"><text:span text:style-name="T2">Usuários do Sistema:</text:span> Compradores, que interagem com o sistema. Podem ser clientes, que finalizam uma compra, ou que somente visita o site em busca de especificações, promoções, etc.</text:p>
        </text:list-item>
        <text:list-item>
          <text:p text:style-name="P6"><text:span text:style-name="T2">Vendedores:</text:span> São os vendedores de sebos e/ou livrarias que tenham interesse em anunciar e vender seus livros usados, na plataforma, dessa forma o sistema oferecerá os seus próprios livros usados, e mais uma infinidade de livros usados vendidos por parceiros </text:p>
        </text:list-item>
        <text:list-item>
          <text:p text:style-name="P6"><text:span text:style-name="T2">Administrador do Sistema: </text:span>é um ator que representa um conjunto de usuários designados a cuidar do sistema em relação a manutenções de acesso, manutenções corretivas, desenvolvimento e manutenções evolutivas.</text:p>
        </text:list-item>
        <text:list-item>
          <text:p text:style-name="P6"><text:span text:style-name="T2">Usuários corporativos do sistema(atendentes):</text:span> responsáveis pelo atendimento aos clientes do sistema, solicitando modificações em pedidos, cadastros, etc, e atendendo esclarecimentos de clientes. </text:p>
        </text:list-item>
        <text:list-item>
          <text:p text:style-name="P6"><text:span text:style-name="T2">Serviço de e-mail:</text:span> Serviço que comunica com provedores de e-mails e realiza a comunicação enviando e-mails </text:p>
        </text:list-item>
        <text:list-item>
          <text:p text:style-name="P6"><text:span text:style-name="T2">Persistência de dados</text:span>: faz a persistência de dados de todo o sistema</text:p>
        </text:list-item>
        <text:list-item>
          <text:p text:style-name="P6">Correios: faz a comunicação de dados com o correios, consultando ceps, e endereços, e rastreamento de produtos.</text:p>
        </text:list-item>
      </text:list>
      <text:p text:style-name="P1"/>
      <text:p text:style-name="P2"/>
      <text:p text:style-name="P1"><text:span text:style-name="T4">Notas: Todos casos de uso terão como Pré-Condição:</text:span></text:p>
      <text:list xml:id="list4725956715141428224" text:style-name="WWNum1">
        <text:list-item>
          <text:p text:style-name="P7"><text:span text:style-name="T4">Estar conectado com a internet</text:span></text:p>
        </text:list-item>
        <text:list-item>
          <text:p text:style-name="P7"><text:span text:style-name="T4">Estar na pagina inicial do portal transparência</text:span>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/>
            <text:p text:style-name="P4">Identificador</text:p>
            <text:p text:style-name="P4"/>
          </table:table-cell>
          <table:table-cell table:style-name="Table1.A1" office:value-type="string">
            <text:p text:style-name="P9"><text:bookmark text:name="_5wofmpufb3j3"/><text:span text:style-name="T5">UC001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Nome</text:p>
            <text:p text:style-name="P4"/>
          </table:table-cell>
          <table:table-cell table:style-name="Table1.A1" office:value-type="string">
            <text:p text:style-name="P5"/>
            <text:p text:style-name="P4"><text:span text:style-name="T6">[Nome do caso de uso - começa sempre com verbo]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Atores envolvidos</text:p>
            <text:p text:style-name="P4"/>
          </table:table-cell>
          <table:table-cell table:style-name="Table1.A1" office:value-type="string">
            <text:p text:style-name="P4"><text:span text:style-name="T6">Citar atores envolvidos no caso de uso 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ré-Condição</text:p>
            <text:p text:style-name="P4"/>
          </table:table-cell>
          <table:table-cell table:style-name="Table1.A1" office:value-type="string">
            <text:p text:style-name="P1"><text:span text:style-name="T6">O que deve ser verdade antes que o procedimento seja chamado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ós-Condição</text:p>
            <text:p text:style-name="P4"/>
          </table:table-cell>
          <table:table-cell table:style-name="Table1.A1" office:value-type="string">
            <text:p text:style-name="P1"><text:span text:style-name="T6">O que deve ser verdade depois que o procedimento seja chamado.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principal</text:p>
            <text:p text:style-name="P4"/>
          </table:table-cell>
          <table:table-cell table:style-name="Table1.A1" office:value-type="string">
            <text:list xml:id="list7498069136265802249" text:style-name="WWNum2">
              <text:list-item>
                <text:p text:style-name="P8"><text:span text:style-name="T6">Lista/fluxo de atividades que devem ser realizadas pelos atores durante o caso de uso.</text:span></text:p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secundário</text:p>
            <text:p text:style-name="P4"/>
          </table:table-cell>
          <table:table-cell table:style-name="Table1.A1" office:value-type="string">
            <text:p text:style-name="P4"><text:span text:style-name="T6">Lista/fluxo de atividades que devem ser realizadas pelos atores durante o caso de uso no caso de exceções às atividades do cenário principal.</text:span></text:p>
          </table:table-cell>
        </table:table-row>
        <table:table-row table:style-name="Table1.1">
          <table:table-cell table:style-name="Table1.A1" office:value-type="string">
            <text:p text:style-name="P4">Protótipos de tela</text:p>
          </table:table-cell>
          <table:table-cell table:style-name="Table1.A1" office:value-type="string">
            <text:p text:style-name="P4"><text:span text:style-name="T6">Protótipos de tela (interface homem-computador) relacionados ao caso de uso.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0" meta:word-count="310" meta:character-count="1981" meta:non-whitespace-character-count="1706"/>
    <meta:generator>LibreOfficeDev/5.1.0.3$Linux_X86_64 LibreOffice_project/</meta:generator>
  </office:meta>
</office:document-meta>
</file>